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ab095" officeooo:paragraph-rsid="001ab095"/>
    </style:style>
    <style:style style:name="P2" style:family="paragraph" style:parent-style-name="Standard">
      <style:paragraph-properties fo:text-align="start" style:justify-single-word="false"/>
      <style:text-properties officeooo:rsid="001ab095" officeooo:paragraph-rsid="001ab095"/>
    </style:style>
    <style:style style:name="P3" style:family="paragraph" style:parent-style-name="Standard">
      <style:paragraph-properties fo:text-align="start" style:justify-single-word="false"/>
      <style:text-properties fo:font-style="normal" officeooo:rsid="001ab095" officeooo:paragraph-rsid="001ab095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officeooo:rsid="001ab095" officeooo:paragraph-rsid="001c05bb"/>
    </style:style>
    <style:style style:name="T1" style:family="text">
      <style:text-properties style:text-position="super 58%" officeooo:rsid="001c05bb"/>
    </style:style>
    <style:style style:name="T2" style:family="text">
      <style:text-properties fo:font-style="italic" officeooo:rsid="001c05bb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1b8852"/>
    </style:style>
    <style:style style:name="T5" style:family="text">
      <style:text-properties officeooo:rsid="001c05b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on Derczynski</text:p>
      <text:p text:style-name="P1">Department of Computer Science</text:p>
      <text:p text:style-name="P1">University of Sheffield</text:p>
      <text:p text:style-name="P1">211 Portobello</text:p>
      <text:p text:style-name="P1">Sheffield</text:p>
      <text:p text:style-name="P1">S1 4DP</text:p>
      <text:p text:style-name="P1">UK</text:p>
      <text:p text:style-name="P1"/>
      <text:p text:style-name="P1">email: <text:a xlink:type="simple" xlink:href="mailto:leon@dcs.shef.ac.uk" text:style-name="Internet_20_link" text:visited-style-name="Visited_20_Internet_20_Link">leon@dcs.shef.ac.uk</text:a></text:p>
      <text:p text:style-name="P1">telephone: +45 51 57 49 48</text:p>
      <text:p text:style-name="P2">Editors of Information Processing and Management</text:p>
      <text:p text:style-name="P2"/>
      <text:p text:style-name="P2"><text:span text:style-name="T5">31</text:span><text:span text:style-name="T1">st </text:span><text:span text:style-name="T4">August</text:span>, 201<text:span text:style-name="T5">6</text:span></text:p>
      <text:p text:style-name="P2"/>
      <text:p text:style-name="P2"/>
      <text:p text:style-name="P2">To whom it may concern,</text:p>
      <text:p text:style-name="P2"/>
      <text:p text:style-name="P4">I present for consideration <text:span text:style-name="T4">the revised version</text:span> our paper, <text:span text:style-name="T2">Tracking the Diffusion of Named Entities</text:span><text:span text:style-name="T3">. It is a collaborative effort, and I am the corresponding author.</text:span></text:p>
      <text:p text:style-name="P3"/>
      <text:p text:style-name="P3">This natural language processing paper discusses the <text:span text:style-name="T5">emergence and transmission of topics and named entities across communities</text:span>. <text:span text:style-name="T5">It is done over a new data source divided explicitly into communities and presents a toolkit for this task as well as novel results and a rigorously evaluated model for this community diffusion.</text:span></text:p>
      <text:p text:style-name="P3"/>
      <text:p text:style-name="P3">We look forward to hearing from you.</text:p>
      <text:p text:style-name="P3"/>
      <text:p text:style-name="P3">Yours faithfully,</text:p>
      <text:p text:style-name="P3"/>
      <text:p text:style-name="P3"/>
      <text:p text:style-name="P3"/>
      <text:p text:style-name="P3">Leon Derczynsk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 </meta:initial-creator>
    <meta:creation-date>2013-11-12T11:17:09.885470749</meta:creation-date>
    <dc:date>2016-08-31T13:54:00.387906094</dc:date>
    <meta:editing-duration>PT2M36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17" meta:word-count="124" meta:character-count="795" meta:non-whitespace-character-count="688"/>
  </office:meta>
</office:document-meta>
</file>